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text-properties style:font-name="Times New Roman" officeooo:rsid="00294e30" officeooo:paragraph-rsid="002f8902" style:font-name-complex="Times New Roman"/>
    </style:style>
    <style:style style:name="P3" style:family="paragraph" style:parent-style-name="Standard">
      <style:text-properties style:font-name="Times New Roman" officeooo:rsid="00297825" officeooo:paragraph-rsid="00297825" style:font-name-complex="Times New Roman"/>
    </style:style>
    <style:style style:name="P4" style:family="paragraph" style:parent-style-name="Standard" style:master-page-name="MP0">
      <style:paragraph-properties style:page-number="auto" fo:break-before="page"/>
      <style:text-properties style:font-name="Times New Roman"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text-properties style:font-name="Times New Roman" officeooo:rsid="00294e30" officeooo:paragraph-rsid="00294e30" style:font-name-complex="Times New Roman"/>
    </style:style>
    <style:style style:name="P7" style:family="paragraph" style:parent-style-name="Standard">
      <style:text-properties style:font-name="Times New Roman" officeooo:rsid="002847be" officeooo:paragraph-rsid="002847be" style:font-name-complex="Times New Roman"/>
    </style:style>
    <style:style style:name="P8" style:family="paragraph" style:parent-style-name="Standard">
      <style:text-properties style:font-name="Times New Roman" officeooo:rsid="001e8d79" officeooo:paragraph-rsid="001e8d79" style:font-name-complex="Times New Roman"/>
    </style:style>
    <style:style style:name="P9" style:family="paragraph" style:parent-style-name="Standard">
      <style:text-properties style:font-name="Times New Roman" officeooo:rsid="0020c088" officeooo:paragraph-rsid="0020c088" style:font-name-complex="Times New Roman"/>
    </style:style>
    <style:style style:name="P10" style:family="paragraph" style:parent-style-name="Standard">
      <style:text-properties style:font-name="Times New Roman" officeooo:rsid="00216a8e" officeooo:paragraph-rsid="00216a8e" style:font-name-complex="Times New Roman"/>
    </style:style>
    <style:style style:name="P11" style:family="paragraph" style:parent-style-name="Standard">
      <style:text-properties officeooo:paragraph-rsid="00297825"/>
    </style:style>
    <style:style style:name="T1" style:family="text">
      <style:text-properties officeooo:rsid="001f5258"/>
    </style:style>
    <style:style style:name="T2" style:family="text">
      <style:text-properties officeooo:rsid="00216a8e"/>
    </style:style>
    <style:style style:name="T3" style:family="text">
      <style:text-properties officeooo:rsid="0022ec5b"/>
    </style:style>
    <style:style style:name="T4" style:family="text">
      <style:text-properties officeooo:rsid="00230432"/>
    </style:style>
    <style:style style:name="T5" style:family="text">
      <style:text-properties officeooo:rsid="00248601"/>
    </style:style>
    <style:style style:name="T6" style:family="text">
      <style:text-properties officeooo:rsid="0025bf3d"/>
    </style:style>
    <style:style style:name="T7" style:family="text">
      <style:text-properties officeooo:rsid="00294e30"/>
    </style:style>
    <style:style style:name="T8" style:family="text">
      <style:text-properties officeooo:rsid="002ad089"/>
    </style:style>
    <style:style style:name="T9" style:family="text">
      <style:text-properties officeooo:rsid="002b51e3"/>
    </style:style>
    <style:style style:name="T10" style:family="text">
      <style:text-properties officeooo:rsid="002de888"/>
    </style:style>
    <style:style style:name="T11" style:family="text">
      <style:text-properties officeooo:rsid="002f8902"/>
    </style:style>
    <style:style style:name="T12" style:family="text">
      <style:text-properties style:font-name="Times New Roman" officeooo:rsid="002fa84b" style:font-name-complex="Times New Roman"/>
    </style:style>
    <style:style style:name="T13" style:family="text">
      <style:text-properties style:font-name="Times New Roman" officeooo:rsid="0032102b" style:font-name-complex="Times New Roman"/>
    </style:style>
    <style:style style:name="T14" style:family="text">
      <style:text-properties style:font-name="Times New Roman" officeooo:rsid="0033e338" style:font-name-complex="Times New Roman"/>
    </style:style>
    <style:style style:name="T15" style:family="text">
      <style:text-properties style:font-name="Times New Roman" officeooo:rsid="003507b1" style:font-name-complex="Times New Roman"/>
    </style:style>
    <style:style style:name="T16" style:family="text">
      <style:text-properties style:font-name="Times New Roman" officeooo:rsid="0035cc29" style:font-name-complex="Times New Roman"/>
    </style:style>
    <style:style style:name="T17" style:family="text">
      <style:text-properties style:font-name="Times New Roman" officeooo:rsid="0036e46d" style:font-name-complex="Times New Roman"/>
    </style:style>
    <style:style style:name="T18" style:family="text">
      <style:text-properties style:font-name="Times New Roman" officeooo:rsid="003721a4" style:font-name-complex="Times New Roman"/>
    </style:style>
    <style:style style:name="T19" style:family="text">
      <style:text-properties style:font-name="Times New Roman" officeooo:rsid="00384a63" style:font-name-complex="Times New Roman"/>
    </style:style>
    <style:style style:name="T20" style:family="text">
      <style:text-properties officeooo:rsid="003721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20">So, how do we increase the chance to receive a good payout on a race? There are multiple options that we want to consider in order to make as best a guess as possible, instead of just having one hypothesis to work with and predict on. The certain statistics we want to consider are if the horse with the most bets actually wins, if placing a wager on a lower ranked horse can increase the amount of money won in the end, and we want to test for a certain window of opportunity in the bets, being that there are different ratios for amount of possible winnings for different horses, and if there is some range which makes good bets. </text:span></text:p>
      <text:p text:style-name="P2"><text:tab/><text:span text:style-name="T11">The f</text:span>irst <text:span text:style-name="T11">hypothesis is that the overall favored horse does not always win. Because we want to increase our betting payouts, it is a requirement that our horses win races. But we want to see if the popular favorite is automatically the winner. So, the best and simplest way to do this is to record how many times horses which have a higher total wager placed won and lost, and to compare those two results. This would not only give us if it wins or not but how often a favored horse performs well on the racetrack. That in turn determines if that popular favorite should truly be voted on or not in order to maximize a good betting return.</text:span></text:p>
      <text:p text:style-name="P3"><text:tab/><text:span text:style-name="T20">Also</text:span>, <text:span text:style-name="T10">we want to know if placing a wager on a lower ranked horse increases our payout chances. Specifically, even if</text:span> a lower ranked horse may lose more often, would the winnings that <text:span text:style-name="T8">you</text:span> received overcome the dead money that you lost? <text:span text:style-name="T10">A horse is lower ranked than the highest if it receives a lower average wager, which is recorded in our data. The data also has information regarding the final amount that was wagered before the race began, if the horse won, and we have the original price of the bets. So we just need to compare the amount that was won or lost, and sum up all of these up over a specific time interval. If the result is positive, then all of the wagers were worth paying for at the end of the time frame. </text:span></text:p>
      <text:p text:style-name="P11"><text:span text:style-name="T12"><text:tab/></text:span><text:span text:style-name="T18">Finally</text:span><text:span text:style-name="T12">, we are asking if a window of opportunity exists for odds in a specified range. That is, we are interested in knowing if there is some sort of amount </text:span><text:span text:style-name="T13">wagered vs payout opportunity </text:span><text:span text:style-name="T12">ratio where there is a much greater success rate than elsewhere. </text:span><text:span text:style-name="T14">Those ratios will change for each horse as more people place their wagers. In the beginning the house has a portion of money set aside for a horse if that horse wins, so however many people bet on that horse if it wins the winnings are shared amongst them. So the more people that are betting on </text:span><text:span text:style-name="T15">a winning</text:span><text:span text:style-name="T14"> horse, the less in the end each individual gets. </text:span><text:span text:style-name="T15">So is there some window where the ratio is not too small, like 2 to 1, but probably not too big either, where a maximum payout can be achieved? This would have to be determined by comparing winning wagers </text:span><text:span text:style-name="T17">against</text:span><text:span text:style-name="T15"> the</text:span><text:span text:style-name="T16">ir price across multiple races. This would give us a range </text:span><text:span text:style-name="T17">where we could</text:span><text:span text:style-name="T16"> </text:span><text:span text:style-name="T17">set up some</text:span><text:span text:style-name="T16"> limits </text:span><text:span text:style-name="T17">that occur </text:span><text:span text:style-name="T16">within a </text:span><text:span text:style-name="T17">certain </text:span><text:span text:style-name="T16">desired level of probability, </text:span><text:span text:style-name="T17">which would be a window where a good return could be achie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creation-date>2016-10-22T14:42:00Z</meta:creation-date>
    <dc:date>2016-10-26T21:50:34.354000000</dc:date>
    <meta:editing-cycles>11</meta:editing-cycles>
    <meta:editing-duration>PT3H17M23S</meta:editing-duration>
    <meta:document-statistic meta:table-count="0" meta:image-count="0" meta:object-count="0" meta:page-count="1" meta:paragraph-count="4" meta:word-count="570" meta:character-count="3036" meta:non-whitespace-character-count="2464"/>
    <meta:template xlink:type="simple" xlink:actuate="onRequest" xlink:title="" xlink:href="file:///C:/Users/Andrew/AppData/Local/Temp/Midterm_Update_draft.odt/Normal"/>
  </office:meta>
</office:document-meta>
</file>